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Arial, Helvetica, sans-serif"/>
    <style:font-face style:name="NSimSun" svg:font-family="NSimSun"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Heading_20_5">
      <style:paragraph-properties fo:margin-left="0cm" fo:margin-right="0cm" fo:orphans="2" fo:widows="2" fo:text-indent="0cm" style:auto-text-indent="false"/>
      <style:text-properties fo:font-variant="normal" fo:text-transform="none" fo:color="#1d2125" loext:opacity="100%" style:font-name="Open Sans" fo:letter-spacing="normal" fo:font-style="normal" fo:font-weight="bold" style:font-weight-asian="bold" style:font-weight-complex="bold"/>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fo:color="#000000" loext:opacity="100%" style:font-name="Liberation Serif"/>
    </style:style>
    <style:style style:name="P4" style:family="paragraph" style:parent-style-name="Standard">
      <style:paragraph-properties fo:margin-left="0cm" fo:margin-right="0cm" fo:orphans="2" fo:widows="2" fo:text-indent="0cm" style:auto-text-indent="false"/>
      <style:text-properties fo:color="#000000" loext:opacity="100%"/>
    </style:style>
    <style:style style:name="T1" style:family="text">
      <style:text-properties fo:font-variant="normal" fo:text-transform="none" fo:color="#333333" loext:opacity="100%" style:font-name="Montserrat" fo:font-size="12pt" fo:letter-spacing="normal" fo:font-style="normal" fo:font-weight="normal"/>
    </style:style>
    <style:style style:name="T2" style:family="text">
      <style:text-properties fo:font-variant="normal" fo:text-transform="none" fo:color="#333333" loext:opacity="100%" fo:letter-spacing="normal"/>
    </style:style>
    <style:style style:name="T3" style:family="text">
      <style:text-properties fo:font-variant="normal" fo:text-transform="none" fo:color="#333333" loext:opacity="100%" fo:font-size="12pt" fo:letter-spacing="normal" fo:font-style="normal" fo:font-weight="normal"/>
    </style:style>
    <style:style style:name="T4" style:family="text">
      <style:text-properties fo:font-variant="normal" fo:text-transform="none" fo:color="#333333" loext:opacity="100%" style:font-name="Liberation Serif" fo:font-size="12pt" fo:letter-spacing="normal" fo:font-style="normal" fo:font-weight="normal"/>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style:font-name="Liberation Serif" fo:font-size="12pt" fo:letter-spacing="normal" fo:font-style="normal" fo:font-weight="normal"/>
    </style:style>
    <style:style style:name="T7" style:family="text">
      <style:text-properties fo:font-variant="normal" fo:text-transform="none" fo:color="#000000" loext:opacity="100%" style:font-name="Liberation Serif" fo:font-size="12pt" fo:letter-spacing="normal" fo:font-style="normal" fo:font-weight="normal"/>
    </style:style>
    <style:style style:name="T8" style:family="text">
      <style:text-properties fo:color="#333333" loext:opacity="100%" style:font-name="Montserrat" fo:font-size="12pt" fo:letter-spacing="normal" fo:font-weight="normal"/>
    </style:style>
    <style:style style:name="T9" style:family="text">
      <style:text-properties fo:color="#333333" loext:opacity="100%" fo:font-size="12pt" fo:letter-spacing="normal" fo:font-weight="normal"/>
    </style:style>
    <style:style style:name="T10" style:family="text">
      <style:text-properties fo:color="#333333" loext:opacity="100%" style:font-name="Liberation Serif" fo:font-size="12pt" fo:letter-spacing="normal" fo:font-weight="normal"/>
    </style:style>
    <style:style style:name="T11" style:family="text">
      <style:text-properties fo:font-size="12pt"/>
    </style:style>
    <style:style style:name="T12" style:family="text">
      <style:text-properties fo:font-size="12pt" officeooo:rsid="001d4254"/>
    </style:style>
    <style:style style:name="T13" style:family="text">
      <style:text-properties style:font-name="Liberation Serif"/>
    </style:style>
    <style:style style:name="T14" style:family="text">
      <style:text-properties style:font-name="Liberation Serif" fo:font-size="12pt" fo:letter-spacing="normal" fo:font-weight="normal"/>
    </style:style>
    <style:style style:name="T15" style:family="text">
      <style:text-properties fo:color="#000000" loext:opacity="100%" style:font-name="Liberation Serif"/>
    </style:style>
    <style:style style:name="T16" style:family="text">
      <style:text-properties fo:color="#000000" loext:opacity="100%" style:font-name="Liberation Serif" fo:font-size="12pt" fo:letter-spacing="normal"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text:p>
      <text:h text:style-name="P1" text:outline-level="5"><text:bookmark text:name="yui_3_17_2_1_1678351786874_520"/><text:span text:style-name="T12">¿Q</text:span><text:span text:style-name="T11">ué es y por qué los Data Center's tienen esta certificación?. Clasificación y beneficios.</text:span></text:h>
      <text:p text:style-name="P3"><text:span text:style-name="T5"/></text:p>
      <text:p text:style-name="P3"><text:span text:style-name="T5"/></text:p>
      <text:p text:style-name="P3"><text:span text:style-name="T5">A nivel proveedor de infraestructura y servicios de data center, esta certificación ayuda a demostrar la capacidad de dicha infraestructura, la cual contribuye al alto y eficaz desempeño que uno propone a los clientes. Así, se tiene la certeza de que el data center podrá entregar los servicios prometidos. Para los clientes y potenciales clientes, es un sello de confianza. Así también, contribuirá a que los clientes puedan tomar la mejor decisión y decidirse por un proveedor que cuenta con un respaldo de alto nivel. La imparcialidad a nivel de criterios y la neutralidad en función a las tecnologías aplicadas, distingue a esta certificación de las demás.</text:span> </text:p>
      <text:p text:style-name="P3"/>
      <text:p text:style-name="P3"><text:span text:style-name="T5">Este sistema ha sido creado por el Uptime Institute con el propósito de evaluar de manera efectiva la infraestructura de un data center en términos de requerimientos de negocios. Estos requerimientos forman parte del criterio para definir lo que implica la alta disponibilidad de un sistema. Este sistema de clasificación facilita un método consistente para evaluar y comparar instalaciones de data centers en base al rendimiento de la infraestructura y el tiempo operativo en línea (uptime). Por otro lado, los Tiers permiten a las compañías alinear las inversiones que se deben realizar en relación a sus data centers con los objetivos del negocio. Estos últimos, relacionados al crecimiento de dichas compañías y las estrategias tecnológicas que deben aplicarse.</text:span> </text:p>
      <text:p text:style-name="P3"/>
      <text:p text:style-name="P2"><text:span text:style-name="T7">La </text:span><text:span text:style-name="Strong_20_Emphasis"><text:span text:style-name="T7">Data Center Site Infrastructure Tier Standard: Topology </text:span></text:span><text:span text:style-name="T7">determina cuáles son los requerimientos y beneficios proporcionados por todos los Tier. Cada uno de ellos está enlazado a una función específica en el negocio y establece criterios adecuados en relación a la energía, refrigeración, mantenimiento y capacidad para soportar eventos de fallos (más conocido en inglés como </text:span><text:span text:style-name="Emphasis"><text:span text:style-name="T16">Fault Tolerance</text:span></text:span><text:span text:style-name="T7">). Un punto a considerar es que </text:span><text:span text:style-name="Strong_20_Emphasis"><text:span text:style-name="T7">cada Tier, de manera progresiva, incorpora los requerimientos y beneficios del Tier anterior</text:span></text:span><text:span text:style-name="T7">.</text:span><text:span text:style-name="T15"> </text:span></text:p>
      <text:p text:style-name="P4"/>
      <text:p text:style-name="P4">La clasificación de todas las certificaciones Tier:</text:p>
      <text:p text:style-name="P4"/>
      <text:p text:style-name="P4">Tier I – Capacidad Básica. una infraestructura de este Tier incluye un espacio dedicado para los equipos relacionados a los sistemas de IT y una UPS para mitigar cualquier eventualidad en cuanto a la energia eléctrica. Además de esto, se necesita contar con equipamiento dedicado al enfriamiento que no debe desconectarse de la corriente en ningún momento y un generador para proteger todas las funciones operacionales de IT si acaso se diese un acontecimiento de problemas de energía.</text:p>
      <text:p text:style-name="P4">Tier II – Componentes con Capacidad de Redundancia. Toda instalación de data center de este Tier debe incluir equipamiento y componentes para energía eléctrica y enfriamiento. Con el objetivo de proveer oportunidades de mantenimiento y un margen más alto de seguridad ante las interrupciones de procesos y operaciones de IT que puedan resultar en fallas de los equipamientos de la infraestructura. A todo esto, lo denominamos «redundancia». Estos componentes y equipamientos incluyen módulos de UPS, refrigeradores y generadores en general.</text:p>
      <text:p text:style-name="P4">Tier III – Mantenimiento Concurrente. Un centro de datos de esta categoría no permite ningún evento de apagado o desconexión de la energía eléctrica. No deben ocurrir eventos de interrupción de procesos y operaciones, si es que hay que hacer mantenimiento o cambio de equipos. Una ruta de redundancia para la electricidad y la refrigeración se agrega a los componentes y criterios que forman parte del Tier II. Es decir, el data center debe continuar con normalidad, aunque haya necesidad de hacer algún cambio en la infraestructura.</text:p>
      <text:p text:style-name="P4">Tier IV – Fault Tolerance. Este Tier certifica que los data centers son los más confiables y seguros a la hora de cumplir con los requerimientos de disponibilidad. Estos se construyen con base a los requerimientos de Tier III agregando el concepto de Fault Tolerance. Esto último consiste en que, si <text:soft-page-break/>hubiese un evento de fallo de sistema o de cualquier tipo, sus efectos no deben afectar de ninguna manera a las operaciones de IT. Esto incluye los eventos que tienen que ver con la energía eléctrica.</text:p>
      <text:p text:style-name="P4">Beneficios de la certificación Tier</text:p>
      <text:p text:style-name="P4">Como has podido ver, la certificación Tier es un estándar dentro de la industria para poder clasificar y realizar una evaluación de la infraestructura de los centros de datos. Esta fue desarrollada por la organización Uptime Institute, la cual es una autoridad dentro de la gestión de la disponibilidad y eficiencia en las infraestructuras de los centros de datos. Sus certificaciones, tienen algunos beneficios para las empresas, las cuales buscan mejorar la fiabilidad y la eficiencia de sus centros de datos.</text:p>
      <text:p text:style-name="P4"/>
      <text:p text:style-name="P4">Unos de los beneficios más sonados, es que la certificación proporciona una evaluación de forma independientes de toda la capacidad del centro de datos, para satisfacer los requisitos de disponibilidad y eficiencia. Siendo una certificación muy importante y valiosa para que los propietarios u operadores de esas bases de datos, puedan mostrar la calidad de sus servicios a todos sus clientes, así como a los inversores y otro que puedan estar interesados en el proyecto en cuestión.</text:p>
      <text:p text:style-name="P4"/>
      <text:p text:style-name="P4">Por otro lado, tenemos la eficiencia energética. Esta se ve mejorada en los centros de datos, lo cual ayuda a reducir costes de operatividad y mejorar la sostenibilidad de la compañía. Si el centro de datos está certificado con Tier, es que ofrece una mayor eficiencia energética. Lo que quiere decir que necesita menor energía para funcionar, así como para emitir menos gases de efecto invernadero. Esto es algo que ayuda a las empresas a cumplir con muchos requisitos reglamentarios, los cuales se relacionan con la sostenibilidad.</text:p>
      <text:p text:style-name="P4"/>
      <text:p text:style-name="P4">La fiabilidad y disponibilidad también es otro de los beneficios de las certificaciones Tier. Estas están diseñadas para realizar evaluaciones y clasificaciones de infraestructuras de centros de datos, siempre en función de su disponibilidad. Lo cual significa que, si el centro de datos se encuentra certificado, ofrece un nivel de redundancia mayor, así como de resiliencia. Garantizando que el servicio sea más confiable, así como que esté disponible para los usuarios finales en cualquier momento.</text:p>
      <text:p text:style-name="P4"/>
      <text:p text:style-name="P4">No dudes en visitar a la web oficial del Uptime Institute si tu organización está interesada en saber cómo comenzar. Está disponible el chat en tiempo real con los asesores del instituto, si es que necesitas asesoramiento inmediato. O bien, si eres curioso y quieres conocer en detalle todas las certificaciones ofrecidas.</text:p>
      <text:p text:style-name="P2"/>
      <text:p text:style-name="P2"><text:s text:c="4"/></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Arial, Helvetica, sans-serif"/>
    <style:font-face style:name="NSimSun" svg:font-family="NSimSun"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09T09:51:42.217000000</meta:creation-date>
    <dc:date>2023-03-09T09:55:11.320000000</dc:date>
    <meta:editing-duration>PT3M29S</meta:editing-duration>
    <meta:editing-cycles>1</meta:editing-cycles>
    <meta:document-statistic meta:table-count="0" meta:image-count="0" meta:object-count="0" meta:page-count="2" meta:paragraph-count="16" meta:word-count="1028" meta:character-count="6535" meta:non-whitespace-character-count="5511"/>
    <meta:generator>LibreOffice/7.3.4.2$Windows_X86_64 LibreOffice_project/728fec16bd5f605073805c3c9e7c4212a0120dc5</meta:generator>
  </office:meta>
</office:document-meta>
</file>